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fo:font-size="24pt" fo:font-weight="bold"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Coursera Capstone</text:span></text:p>
      <text:p text:style-name="Standard"/>
      <text:p text:style-name="Standard"/>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apstone Project -The Battle of <text:s text:c="2"/>Neighborhoods</text:p>
      <text:p text:style-name="P2"><text:tab/> Written by: Gayatri Padh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Problem Statement:</text:p>
      <text:p text:style-name="P4">People from all kinds from around the world flock to London, UK with some of them aspiring to make this remarkable place a home of their own. With Varying budgets and needs, people find it very difficult to find a suitable place and neighborhoods accommodate them and their families. Due to high cost of living and other multiple issues,London housing has been struggling. With the inevitable Brexit, the problem has further compounded. A potential client aspiring to buy a suitable property would like to become knowledgeable about the ongoing pricing to make a conscious decision.</text:p>
      <text:p text:style-name="P4">Further, he or she would like to consider several factors like proximity to schools, medical care, restaurants to accommodate his/ her family needs</text:p>
      <text:p text:style-name="P4"/>
      <text:p text:style-name="P4">With government provided authentic data on London properties coupled with data science techniques, one can make derive the useful information about current pricing in different localities of London while considering other factors of his choice. This would help the potential client to make an informed decision <text:s/>about buying a suitable property.</text:p>
      <text:p text:style-name="P3"/>
      <text:p text:style-name="P3">Target audience:</text:p>
      <text:p text:style-name="P4">Potential clients look to buy suitable property in London but skeptical due to lack of knowledge and volatile market conditions.</text:p>
      <text:p text:style-name="P3"/>
      <text:p text:style-name="P3">Stakeholders:</text:p>
      <text:p text:style-name="P4">1.Government of UK</text:p>
      <text:p text:style-name="P4">2.Sellers</text:p>
      <text:p text:style-name="P4">3.Buyers</text:p>
      <text:p text:style-name="P4">4.Real estate ag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yatri padhy</meta:initial-creator>
    <meta:creation-date>2018-12-19T11:50:35.47</meta:creation-date>
    <dc:date>2018-12-27T08:20:08.15</dc:date>
    <dc:creator>gayatri padhy</dc:creator>
    <meta:editing-duration>PT1H51M15S</meta:editing-duration>
    <meta:editing-cycles>5</meta:editing-cycles>
    <meta:generator>OpenOffice/4.1.5$Win32 OpenOffice.org_project/415m1$Build-9789</meta:generator>
    <meta:document-statistic meta:table-count="0" meta:image-count="0" meta:object-count="0" meta:page-count="2" meta:paragraph-count="15" meta:word-count="214" meta:character-count="1397"/>
  </office:meta>
</office:document-meta>
</file>